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1196" officeooo:paragraph-rsid="001f1196"/>
    </style:style>
    <style:style style:name="P2" style:family="paragraph" style:parent-style-name="Standard" style:list-style-name="L1">
      <style:text-properties officeooo:paragraph-rsid="001f1196"/>
    </style:style>
    <style:style style:name="P3" style:family="paragraph" style:parent-style-name="Standard" style:list-style-name="L1">
      <style:text-properties officeooo:rsid="001f1196" officeooo:paragraph-rsid="001f1196"/>
    </style:style>
    <style:style style:name="P4" style:family="paragraph" style:parent-style-name="Standard">
      <style:text-properties officeooo:rsid="001f1196" officeooo:paragraph-rsid="001f1196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f1196" officeooo:paragraph-rsid="001f1196" style:font-size-asian="14pt" style:font-weight-asian="bold" style:font-size-complex="14pt" style:font-weight-complex="bold"/>
    </style:style>
    <style:style style:name="T1" style:family="text">
      <style:text-properties officeooo:rsid="001f11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stalar mBlock en ubuntu 18.04</text:p>
      <text:p text:style-name="P1"/>
      <text:list xml:id="list3082241183" text:style-name="L1">
        <text:list-item>
          <text:p text:style-name="P3">Antes de nada instalar el paquete libgconf-2-4 con sus dependencias</text:p>
        </text:list-item>
        <text:list-item>
          <text:p text:style-name="P2"><text:span text:style-name="T1">Poner nuestro usuario en el grupo dialout, para tener permisos sobre puerto de placa de mobot o mclon, con la orden: </text:span>sudo usermod -a -G dialout &lt;NombreDeUsuario&gt;</text:p>
        </text:list-item>
        <text:list-item>
          <text:p text:style-name="P3">Descargar la versión para linux e instalar desde aquí: <text:a xlink:type="simple" xlink:href="http://mblockapp.oss-cn-hongkong.aliyuncs.com/mBlock4.0/mBlock_4.0.4_amd64.deb" text:style-name="Internet_20_link" text:visited-style-name="Visited_20_Internet_20_Link">http://mblockapp.oss-cn-hongkong.aliyuncs.com/mBlock4.0/mBlock_4.0.4_amd64.deb</text:a>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6T07:40:25.354546565</meta:creation-date>
    <dc:date>2018-12-26T07:53:44.371315843</dc:date>
    <meta:editing-duration>PT4M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55" meta:character-count="395" meta:non-whitespace-character-count="347"/>
  </office:meta>
</office:document-meta>
</file>